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incho" svg:font-family="Mincho, msmincho" style:font-family-generic="roman"/>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Utopia" svg:font-family="Utopia, '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office:font-face-decls>
  <office:automatic-styles>
    <style:style style:name="Table1" style:family="table">
      <style:table-properties style:width="15.836cm" fo:margin-left="-0.123cm" table:align="left" style:writing-mode="lr-tb"/>
    </style:style>
    <style:style style:name="Table1.A" style:family="table-column">
      <style:table-column-properties style:column-width="8.061cm"/>
    </style:style>
    <style:style style:name="Table1.B" style:family="table-column">
      <style:table-column-properties style:column-width="7.775cm"/>
    </style:style>
    <style:style style:name="Table1.1" style:family="table-row">
      <style:table-row-properties style:keep-together="true"/>
    </style:style>
    <style:style style:name="Table1.A1" style:family="table-cell">
      <style:table-cell-properties style:vertical-align="top" fo:padding-left="0.123cm" fo:padding-right="0.123cm" fo:padding-top="0cm" fo:padding-bottom="0cm" fo:border="none" style:writing-mode="lr-tb"/>
    </style:style>
    <style:style style:name="P1" style:family="paragraph" style:parent-style-name="Standard" style:master-page-name="Standard">
      <style:paragraph-properties fo:text-align="center" style:justify-single-word="false" style:page-number="1"/>
      <style:text-properties style:use-window-font-color="true" fo:font-size="14pt" fo:language="pt" fo:country="BR" fo:font-weight="bold" style:font-name-asian="Times New Roman" style:font-size-asian="14pt" style:font-weight-asian="bold" style:font-name-complex="Arial" style:font-size-complex="12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4pt" fo:language="pt" fo:country="BR" fo:font-weight="bold" style:font-name-asian="Times New Roman" style:font-size-asian="14pt" style:font-weight-asian="bold" style:font-name-complex="Arial" style:font-size-complex="12pt" style:language-complex="ar" style:country-complex="SA" style:font-weight-complex="bold"/>
    </style:style>
    <style:style style:name="P3" style:family="paragraph" style:parent-style-name="Standard">
      <style:paragraph-properties fo:text-align="center" style:justify-single-word="false"/>
      <style:text-properties style:use-window-font-color="true" fo:font-size="14pt" fo:language="pt" fo:country="BR" style:font-name-asian="Times New Roman" style:font-size-asian="14pt" style:font-name-complex="Arial" style:font-size-complex="12pt" style:language-complex="ar" style:country-complex="SA"/>
    </style:style>
    <style:style style:name="P4" style:family="paragraph" style:parent-style-name="Standard">
      <style:paragraph-properties fo:text-align="center" style:justify-single-word="false"/>
      <style:text-properties style:use-window-font-color="true" fo:font-size="14pt" fo:language="pt" fo:country="BR" fo:font-weight="bold" style:font-name-asian="Times New Roman" style:font-size-asian="14pt" style:font-weight-asian="bold" style:font-name-complex="Arial" style:font-size-complex="12pt" style:language-complex="ar" style:country-complex="SA"/>
    </style:style>
    <style:style style:name="P5" style:family="paragraph" style:parent-style-name="Standard">
      <style:paragraph-properties fo:text-align="center" style:justify-single-word="false"/>
      <style:text-properties style:use-window-font-color="true" fo:font-size="14pt" fo:language="pt" fo:country="BR" fo:font-weight="bold" style:font-name-asian="Times New Roman" style:font-size-asian="14pt" style:font-weight-asian="bold" style:font-name-complex="Arial" style:font-size-complex="14pt" style:language-complex="ar" style:country-complex="SA" style:font-weight-complex="bold"/>
    </style:style>
    <style:style style:name="P6" style:family="paragraph" style:parent-style-name="Standard">
      <style:paragraph-properties fo:text-align="center" style:justify-single-word="false"/>
      <style:text-properties style:use-window-font-color="true" fo:font-size="14pt" fo:language="pt" fo:country="BR" fo:font-weight="bold" style:font-name-asian="Times New Roman" style:font-size-asian="14pt" style:font-weight-asian="bold" style:font-name-complex="Times New Roman" style:font-size-complex="14pt" style:language-complex="ar" style:country-complex="SA" style:font-weight-complex="bold"/>
    </style:style>
    <style:style style:name="P7" style:family="paragraph" style:parent-style-name="LE_5f_TítuloTrabalho_5f_monografia">
      <style:paragraph-properties fo:margin-top="0cm" fo:margin-bottom="0cm"/>
      <style:text-properties fo:text-transform="uppercase" style:use-window-font-color="true" fo:font-size="14pt" fo:language="pt" fo:country="BR" fo:font-weight="bold" style:font-name-asian="Times New Roman" style:font-size-asian="14pt" style:font-weight-asian="bold" style:font-name-complex="Arial" style:font-size-complex="12pt" style:language-complex="ar" style:country-complex="SA"/>
    </style:style>
    <style:style style:name="P8" style:family="paragraph" style:parent-style-name="LE_5f_TítuloTrabalho_5f_monografia" style:master-page-name="Convert_20_1">
      <style:paragraph-properties fo:margin-top="0cm" fo:margin-bottom="0cm" style:page-number="1"/>
    </style:style>
    <style:style style:name="P9" style:family="paragraph">
      <style:paragraph-properties style:writing-mode="lr-tb"/>
    </style:style>
    <style:style style:name="P10" style:family="paragraph" style:parent-style-name="LE_5f_TítuloTrabalho_5f_monografia">
      <style:paragraph-properties fo:margin-top="0cm" fo:margin-bottom="0cm"/>
      <style:text-properties fo:font-variant="normal" fo:text-transform="none" style:use-window-font-color="true" fo:font-size="14pt" fo:language="pt" fo:country="BR" fo:font-weight="bold" style:font-name-asian="Times New Roman" style:font-size-asian="14pt" style:font-weight-asian="bold" style:font-name-complex="Arial" style:font-size-complex="12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2" style:family="paragraph" style:parent-style-name="Standard">
      <style:paragraph-properties fo:line-height="200%" fo:text-align="center" style:justify-single-word="false"/>
      <style:text-properties fo:color="#b84747" fo:font-size="14pt" fo:language="pt" fo:country="BR" style:font-name-asian="Times New Roman" style:font-size-asian="14pt" style:font-name-complex="Arial" style:font-size-complex="12pt" style:language-complex="ar" style:country-complex="SA"/>
    </style:style>
    <style:style style:name="P13" style:family="paragraph" style:parent-style-name="Standard">
      <style:paragraph-properties style:snap-to-layout-grid="false"/>
      <style:text-properties style:use-window-font-color="true" fo:font-size="10pt" fo:language="pt" fo:country="BR" style:font-name-asian="Times New Roman" style:font-size-asian="10pt" style:font-name-complex="Arial" style:font-size-complex="12pt" style:language-complex="ar" style:country-complex="SA"/>
    </style:style>
    <style:style style:name="P14" style:family="paragraph" style:parent-style-name="Standard">
      <style:text-properties style:use-window-font-color="true" fo:font-size="10pt" fo:language="pt" fo:country="BR" style:font-name-asian="Times New Roman" style:font-size-asian="10pt" style:font-name-complex="Arial" style:font-size-complex="12pt" style:language-complex="ar" style:country-complex="SA"/>
    </style:style>
    <style:style style:name="P15" style:family="paragraph" style:parent-style-name="Standard">
      <style:text-properties style:use-window-font-color="true" fo:font-size="14pt" fo:language="pt" fo:country="BR" style:font-name-asian="Times New Roman" style:font-size-asian="14pt" style:font-name-complex="Arial" style:font-size-complex="12pt" style:language-complex="ar" style:country-complex="SA"/>
    </style:style>
    <style:style style:name="P16" style:family="paragraph" style:parent-style-name="Standard">
      <style:paragraph-properties fo:text-align="center" style:justify-single-word="false"/>
    </style:style>
    <style:style style:name="P17" style:family="paragraph" style:parent-style-name="Contents_20_Heading">
      <style:paragraph-properties fo:margin-top="0.423cm" fo:margin-bottom="0cm"/>
      <style:text-properties style:use-window-font-color="true" fo:font-size="16pt" fo:language="pt" fo:country="BR" fo:font-weight="bold" style:font-name-asian="Mincho" style:font-size-asian="16pt" style:font-weight-asian="bold" style:font-name-complex="Lucidasans" style:font-size-complex="16pt" style:language-complex="ar" style:country-complex="SA" style:font-weight-complex="bold"/>
    </style:style>
    <style:style style:name="P18" style:family="paragraph" style:parent-style-name="Contents_20_2">
      <style:paragraph-properties>
        <style:tab-stops>
          <style:tab-stop style:position="15.998cm" style:type="right" style:leader-style="dotted" style:leader-text="."/>
        </style:tab-stops>
      </style:paragraph-properties>
    </style:style>
    <style:style style:name="P19" style:family="paragraph" style:parent-style-name="Standard">
      <style:paragraph-properties>
        <style:tab-stops>
          <style:tab-stop style:position="15.998cm" style:type="right" style:leader-style="dotted" style:leader-text="."/>
        </style:tab-stops>
      </style:paragraph-properties>
    </style:style>
    <style:style style:name="P20" style:family="paragraph" style:parent-style-name="LE_5f_Título1_5f_monografia">
      <style:paragraph-properties fo:break-before="page"/>
    </style:style>
    <style:style style:name="P21" style:family="paragraph" style:parent-style-name="Text_20_body"/>
    <style:style style:name="P22" style:family="paragraph" style:parent-style-name="Standard"/>
    <style:style style:name="P23" style:family="paragraph" style:parent-style-name="Heading_20_1" style:master-page-name="Convert_20_2">
      <style:paragraph-properties fo:margin-top="0.635cm" fo:margin-bottom="0.635cm" style:page-number="1"/>
    </style:style>
    <style:style style:name="P24" style:family="paragraph" style:parent-style-name="Heading_20_2">
      <style:paragraph-properties fo:margin-left="0.199cm" fo:margin-right="0cm" fo:text-indent="0cm" style:auto-text-indent="false">
        <style:tab-stops>
          <style:tab-stop style:position="0cm"/>
        </style:tab-stops>
      </style:paragraph-properties>
      <style:text-properties style:use-window-font-color="true" fo:font-size="12pt" fo:language="pt" fo:country="BR" fo:font-weight="bold" style:font-name-asian="Times New Roman" style:font-size-asian="12pt" style:font-weight-asian="bold" style:font-name-complex="Arial" style:font-size-complex="10pt" style:language-complex="ar" style:country-complex="SA"/>
    </style:style>
    <style:style style:name="P25" style:family="paragraph" style:parent-style-name="LE_5f_CorpoTexto_5f_monografia">
      <style:text-properties fo:color="#b84747" fo:font-size="12pt" fo:language="pt" fo:country="BR" style:font-name-asian="Times New Roman" style:font-size-asian="12pt" style:font-name-complex="Arial" style:font-size-complex="12pt" style:language-complex="ar" style:country-complex="SA"/>
    </style:style>
    <style:style style:name="P26" style:family="paragraph" style:parent-style-name="Text_20_body">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0cm" fo:margin-right="0cm" fo:text-indent="0cm" style:auto-text-indent="false"/>
      <style:text-properties fo:color="#ff0000" fo:font-size="12pt" fo:language="pt" fo:country="BR" style:font-name-asian="Times New Roman" style:font-size-asian="12pt" style:font-name-complex="Times New Roman" style:font-size-complex="12pt" style:language-complex="ar" style:country-complex="SA"/>
    </style:style>
    <style:style style:name="P28" style:family="paragraph" style:parent-style-name="Heading_20_1">
      <style:paragraph-properties fo:break-before="page"/>
      <style:text-properties fo:text-transform="uppercase" style:use-window-font-color="true" fo:font-size="12pt" fo:language="pt" fo:country="BR" fo:font-weight="bold" style:font-name-asian="Times New Roman" style:font-size-asian="12pt" style:font-weight-asian="bold" style:font-name-complex="Times New Roman" style:font-size-complex="10pt" style:language-complex="ar" style:country-complex="SA"/>
    </style:style>
    <style:style style:name="P29" style:family="paragraph" style:parent-style-name="LE_5f_CorpoTexto_5f_monografia">
      <style:text-properties style:use-window-font-color="true" fo:font-size="12pt" fo:language="pt" fo:country="BR" style:font-name-asian="Times New Roman" style:font-size-asian="12pt" style:font-name-complex="Arial" style:font-size-complex="12pt" style:language-complex="ar" style:country-complex="SA"/>
    </style:style>
    <style:style style:name="P30" style:family="paragraph" style:parent-style-name="LE_5f_CorpoTexto_5f_monografia">
      <style:text-properties style:use-window-font-color="true" fo:font-size="12pt" fo:language="pt" fo:country="BR" fo:font-style="italic" fo:font-weight="bold"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31" style:family="paragraph" style:parent-style-name="LE_5f_CorpoTexto_5f_monografia">
      <style:text-properties style:use-window-font-color="true" fo:font-size="12pt" fo:language="en" fo:country="US" style:font-name-asian="Times New Roman" style:font-size-asian="12pt" style:font-name-complex="Arial" style:font-size-complex="12pt" style:language-complex="ar" style:country-complex="SA"/>
    </style:style>
    <style:style style:name="T1" style:family="text">
      <style:text-properties fo:font-variant="normal" fo:text-transform="none" style:use-window-font-color="true" fo:font-size="14pt" fo:language="pt" fo:country="BR" fo:font-weight="bold" style:font-name-asian="Times New Roman" style:font-size-asian="14pt" style:font-weight-asian="bold" style:font-name-complex="Arial" style:font-size-complex="12pt" style:language-complex="ar" style:country-complex="SA" style:font-weight-complex="bold"/>
    </style:style>
    <style:style style:name="T2" style:family="text">
      <style:text-properties style:use-window-font-color="true" fo:font-size="14pt" fo:language="pt" fo:country="BR" fo:font-weight="bold" style:font-name-asian="Times New Roman" style:font-size-asian="14pt" style:font-weight-asian="bold" style:font-name-complex="Arial" style:font-size-complex="12pt" style:language-complex="ar" style:country-complex="SA" style:font-weight-complex="bold"/>
    </style:style>
    <style:style style:name="T3" style:family="text">
      <style:text-properties fo:text-transform="uppercase" style:use-window-font-color="true" fo:font-size="12pt" fo:language="pt" fo:country="BR" fo:font-weight="bold" style:font-name-asian="Times New Roman" style:font-size-asian="12pt" style:font-weight-asian="bold" style:font-name-complex="Times New Roman" style:font-size-complex="10pt" style:language-complex="ar" style:country-complex="SA"/>
    </style:style>
    <style:style style:name="T4" style:family="text">
      <style:text-properties fo:color="#ff0000"/>
    </style:style>
    <style:style style:name="T5" style:family="text">
      <style:text-properties fo:color="#800000"/>
    </style:style>
    <style:style style:name="T6" style:family="text" style:parent-style-name="Internet_20_link">
      <style:text-properties fo:font-size="12pt" fo:language="pt" fo:country="BR" style:font-name-asian="Times New Roman" style:font-size-asian="12pt" style:font-name-complex="Arial" style:font-size-complex="12pt" style:language-complex="ar" style:country-complex="SA"/>
    </style:style>
    <style:style style:name="T7" style:family="text" style:parent-style-name="Internet_20_link">
      <style:text-properties fo:font-size="12pt" fo:language="pt" fo:country="BR" style:font-name-asian="Times New Roman" style:font-size-asian="12pt" style:font-name-complex="Arial" style:font-size-complex="12pt" style:language-complex="ar" style:country-complex="SA"/>
    </style:style>
    <style:style style:name="T8" style:family="text">
      <style:text-properties style:use-window-font-color="true" fo:font-size="12pt" fo:language="en" fo:country="US" style:font-name-asian="Times New Roman" style:font-size-asian="12pt" style:font-name-complex="Arial" style:font-size-complex="12pt" style:language-complex="ar" style:country-complex="SA"/>
    </style:style>
    <style:style style:name="T9" style:family="text">
      <style:text-properties style:use-window-font-color="true" fo:font-size="12pt" fo:language="pt" fo:country="BR" style:font-name-asian="Times New Roman" style:font-size-asian="12pt" style:font-name-complex="Arial" style:font-size-complex="12pt" style:language-complex="ar" style:country-complex="SA"/>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text:notes-configuration text:note-class="footnote"/>
      </style:section-properties>
    </style:style>
    <style:style style:name="gr1" style:family="graphic">
      <style:graphic-properties draw:stroke="none" draw:fill="solid" draw:fill-color="#ffffff" draw:textarea-horizontal-align="left" draw:textarea-vertical-align="middle"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FEDERAL DE EDUCAÇÃO TECNOLÓGICA DO PARANÁ</text:p>
      <text:p text:style-name="P2">UNIDADE DO SUDOESTE</text:p>
      <text:p text:style-name="P2">CAMPUS PATO BRANCO</text:p>
      <text:p text:style-name="P2">DEPARTAMENTO DE CIÊNCIAS E ENGENHARIA</text:p>
      <text:p text:style-name="P2">CURSO DE TECNOLOGIA EM SISTEMAS </text:p>
      <text:p text:style-name="P2">DA INFORMAÇÃO</text:p>
      <text:p text:style-name="P3"/>
      <text:p text:style-name="P3"/>
      <text:p text:style-name="P3"/>
      <text:p text:style-name="P4">EDUARDO IVAN PICHLER</text:p>
      <text:p text:style-name="P4">ROBERSON FRNCISCO MINOSSO</text:p>
      <text:p text:style-name="P3"/>
      <text:p text:style-name="P3"/>
      <text:p text:style-name="P3"/>
      <text:p text:style-name="P3"/>
      <text:p text:style-name="P3"/>
      <text:p text:style-name="P3"/>
      <text:p text:style-name="P4"/>
      <text:p text:style-name="P4"/>
      <text:p text:style-name="P4"/>
      <text:p text:style-name="P5"/>
      <text:p text:style-name="P6">SISTEMA DISTRIBUÍDO PARA DISTRIBUIDORAS <text:line-break/>DE ATACAD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PATO BRANCO</text:p>
      <text:p text:style-name="P7">2004</text:p>
      <text:p text:style-name="P8"><draw:custom-shape text:anchor-type="char" draw:z-index="0" draw:style-name="gr1" draw:text-style-name="P9" svg:width="0.763cm" svg:height="0.763cm" svg:x="16.05cm" svg:y="-1.984cm"><text:p/><draw:enhanced-geometry svg:viewBox="0 0 21600 21600" draw:type="rectangle" draw:enhanced-path="M 0 0 L 21600 0 21600 21600 0 21600 0 0 Z N"/></draw:custom-shape><text:span text:style-name="T1">EDUARDO IVAN PICHLER</text:span></text:p>
      <text:p text:style-name="P10">ROBERSON MINOSSO</text:p>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SISTEMA DISTRIBUÍDO PARA DISTRIBUIDORAS<text:line-break/> DE ATACADO</text:p>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3"/>
          </table:table-cell>
          <table:table-cell table:style-name="Table1.A1" office:value-type="string">
            <text:p text:style-name="P13">Projeto de Estágio apresentado como requisito parcial para obtenção do Título _???____, do Curso de Sistemas da Informação, do Centro Federal de Educação Tecnologia do Paraná, Unidade do Sudoeste, Campus Pato Branco.</text:p>
            <text:p text:style-name="P14">Orientador: Prof. Dr. M.Sc. XXX</text:p>
            <text:p text:style-name="P15"/>
          </table:table-cell>
        </table:table-row>
      </table:table>
      <text:p text:style-name="P16"/>
      <text:p text:style-name="P3"/>
      <text:p text:style-name="P3"/>
      <text:p text:style-name="P3"/>
      <text:p text:style-name="P3"/>
      <text:p text:style-name="P3"/>
      <text:p text:style-name="P3"/>
      <text:p text:style-name="P3"/>
      <text:p text:style-name="P3"/>
      <text:p text:style-name="P10">PATO BRANCO</text:p>
      <text:p text:style-name="P16"><draw:custom-shape text:anchor-type="char" draw:z-index="1" draw:style-name="gr1" draw:text-style-name="P9" svg:width="0.763cm" svg:height="0.763cm" svg:x="11.52cm" svg:y="-1.984cm"><text:p/><draw:enhanced-geometry svg:viewBox="0 0 21600 21600" draw:type="rectangle" draw:enhanced-path="M 0 0 L 21600 0 21600 21600 0 21600 0 0 Z N"/></draw:custom-shape><text:span text:style-name="T2">2004</text:span></text:p>
      <text:section text:style-name="Sect1" text:name="Section1">
        <text:p text:style-name="P17">Sumário</text:p>
      </text:section>
      <text:table-of-content text:style-name="Sect2"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6cm" style:leader-char="." style:with-tab="false"/>
          </text:table-of-content-entry-template>
          <text:index-source-styles text:outline-level="1">
            <text:index-source-style text:style-name="LE_5f_Título1_5f_monografia"/>
          </text:index-source-styles>
          <text:index-source-styles text:outline-level="2">
            <text:index-source-style text:style-name="Heading_20_2"/>
            <text:index-source-style text:style-name="Heading_20_2"/>
            <text:index-source-style text:style-name="LE_5f_Título2_5f_monografia"/>
            <text:index-source-style text:style-name="_33_"/>
            <text:index-source-style text:style-name="_33_"/>
          </text:index-source-styles>
          <text:index-source-styles text:outline-level="3">
            <text:index-source-style text:style-name="_33_"/>
          </text:index-source-styles>
        </text:table-of-content-source>
        <text:index-body>
          <text:p text:style-name="P18">1.1 Problema<text:tab/>1</text:p>
          <text:p text:style-name="P18">1.2 Objetivo <text:tab/>2</text:p>
          <text:p text:style-name="P18">1.3 Justificativa<text:tab/>2</text:p>
        </text:index-body>
      </text:table-of-content>
      <text:section text:style-name="Sect1" text:name="Section3">
        <text:p text:style-name="P19"/>
        <text:p text:style-name="P20"/>
      </text:section>
      <text:section text:style-name="Sect1" text:name="Section4">
        <text:p text:style-name="P17">Lista de figuras</text:p>
      </text:section>
      <text:section text:style-name="Sect1" text:name="Section5" text:protected="true">
        <text:p text:style-name="P21"/>
      </text:section>
      <text:section text:style-name="Sect1" text:name="Section6">
        <text:p text:style-name="P22"/>
      </text:section>
      <text:section text:style-name="Sect1" text:name="Section7">
        <text:p text:style-name="P22"/>
      </text:section>
      <text:section text:style-name="Sect1" text:name="Section8">
        <text:p text:style-name="P22"/>
      </text:section>
      <text:section text:style-name="Sect3" text:name="Section9">
        <text:p text:style-name="P22"/>
      </text:section>
      <text:p text:style-name="P23"><draw:custom-shape text:anchor-type="char" draw:z-index="2" draw:style-name="gr1" draw:text-style-name="P9" svg:width="0.763cm" svg:height="0.763cm" svg:x="16.05cm" svg:y="-1.984cm"><text:p/><draw:enhanced-geometry svg:viewBox="0 0 21600 21600" draw:type="rectangle" draw:enhanced-path="M 0 0 L 21600 0 21600 21600 0 21600 0 0 Z N"/></draw:custom-shape><text:span text:style-name="T3">1.0 INTRODUÇÃO</text:span></text:p>
      <text:h text:style-name="P24" text:outline-level="2">1.1 Problema</text:h>
      <text:p text:style-name="Text_20_body">Todas as empresas têm, ou deveriam ter objetivos de crescer e expandirem seus negócios, para tanto, uma série de variáveis devem ser constantemente previstas e avaliadas para que as melhores decisões possam ser tomadas afim de que surpresas desagradáveis não prejudiquem o bom desempenho nos negócios e o crescimento seja uma constante. Necessariamente os custos devem ser reduzidos e, também, tão importante quanto reduzir custos, as informações do desempenho dos vários setores devem estar nas mãos das pessoas responsáveis pelas tomadas de decisão para que a possibilidade de que uma decisão inadequada seja tomada, tenha a sua probabilidade diminuída em grande porcentagem.</text:p>
      <text:p text:style-name="Text_20_body">Para controlar de forma adequada uma empresa, possivelmente, isso gerará um aumento significativo de complexidade e recursos humanos para controlar a mesma, ao mesmo tempo em que aumentam os problemas e a necessidade de garantir um serviço ou produto de qualidade aos seus clientes. O mau controle de todo fluxo de informação “amarra” a empresa ao seu tamanho atual, impedindo de ela crescer mais ainda.</text:p>
      <text:p text:style-name="Text_20_body">Para a expansão dos negócios, as empresas do tipo distribuidoras, possuem vendedores que vão em busca de clientes para negociar os seus produtos. E além de ter essa mobilidade, eles devem possuir sempre preços e listas de produtos atualizadas para garantir que o pedido do cliente seja atendido. Assim se gasta quantidades significativas de tempo e dinheiro para transmitir essas informações via fax, telefone, e quaisquer outros meios usados pelos vendedores, e em alguns casos, quando os pedidos chegam às sedes das empresas distribuidoras, são adicionados na base de dados do sistema interno deles, gerando mais gastos em recursos humanos, e como são humanos, esses dados podem conter erros.</text:p>
      <text:p text:style-name="P25"/>
      <text:h text:style-name="P24" text:outline-level="2">1.2 Objetivo </text:h>
      <text:p text:style-name="Text_20_body"><text:span text:style-name="T4">Desenvolver</text:span> um sistema que atenda grande parte das necessidades internas e externas de uma empresa <text:span text:style-name="T4">atacadista</text:span>, fazendo com que ela atenda de forma ágil e qualitativa, seus clientes a longa distância com a utilização de dispositivos móveis pelos seus representantes.</text:p>
      <text:p text:style-name="P26">Objetivos Específicos</text:p>
      <text:p text:style-name="Text_20_body">Será necessário usar tecnologias como Hibernate3 para a persistência de dados e também economia de tempo de desenvolvimento. Também será necessário o estudo de alguns designs patterns para resolver problemas com a melhor arquitetura possível. Se aprofundar na linguagem Java voltado para o desktop.</text:p>
      <text:p text:style-name="Text_20_body"><text:s/><text:span text:style-name="T4">(nesse item coloque os estudos, o desenvolvimento, enfim tudo que será necessário para atingir o objetivo geral)</text:span></text:p>
      <text:p text:style-name="Text_20_body">-</text:p>
      <text:h text:style-name="P24" text:outline-level="2">1.3 Justificativa</text:h>
      <text:p text:style-name="Text_20_body">Uma empresa congestionada de informação é impedida de crescer caso não controle essa informação eficazmente. Um sistema que controle o fluxo da informação entre departamentos deve armazenar históricos de movimentações em suas bases de dados e deve gerar relatórios com informações eficazes e personalizadas, com isso, elevariam a empresa à tomada de decisões coerentes, pois a qualquer momento poderiam ter em suas mão os relatórios e gráficos de toda sua história no negócio.</text:p>
      <text:p text:style-name="Text_20_body">Outra justificativa para o projeto seria a implementação da troca de informações através de dispositivos móveis, através de protocolos abertos como o SOAP. Os vendedores que a quilômetros de distância, estariam conectados através de dispositivos móveis, tendo a qualquer momento preços e produtos atualizados, em suas bases de dados de tecnologia SQL Server CE, <text:s/>assim, com um aumento significativo de produtividade, integração e conforto. Custos seriam reduzidos e recursos humanos poderiam ser remanejados. A empresa poderia se concentrar em seu principal enfoque, que é vender e oferecer qualidade, pois a tecnologia estaria integrando todos seus funcionários e cuidando dos problemas de comunicação e do negócio. Com os dispositivos móveis, os vendedores poderiam estar cientes de seu desempenho através de relatórios e informações úteis que seriam gerados sempre a mão.</text:p>
      <text:p text:style-name="Text_20_body">Para os vendedores, além do conforto gerado pelo dispositivo móvel e a facilidade que seria a transmissão dos pedidos, o dispositivo irá gerar maior credibilidade para a empresa distribuidora na hora da venda, onde o cliente poderá ver a qualidade e a velocidade do seu atendimento.</text:p>
      <text:p text:style-name="Text_20_body">Assim é interessante que as informações, tanto interna quanto externa sejam integradas através de softwares amigáveis, cujos principais benefícios poderiam ser resumidos em conforto, praticidade, velocidade, integração e comunicação.</text:p>
      <text:p text:style-name="Text_20_body">Demandado pela complexidade de um sistema distribuído que integre empresa e representantes, nos iria demandar de um grande conhecimento tecnológico pra tratar todos os problemas relevantes, que vão desde bases de dados móveis atualizadas, tecnologias móveis de acesso à dados. Além de tudo, é grandiosamente motivador estar trabalhando com tecnologias novas de escala mundial, e emergentes, como no caso da mobilidade. E por último, além de estar desenvolvendo com tanta tecnologia, é de interesse pessoal ter um sistema verdadeiro para assim iniciar-se uma empresa. </text:p>
      <text:p text:style-name="P27">Capítulo 2 </text:p>
      <text:p text:style-name="P27">Fundamentação Teórica</text:p>
      <text:p text:style-name="P27"><text:tab/>Nesse capítulo escreva sobre as tecnologias necessárias para o desenvolvimento do seu produto (dispositivos móveis, banco de dados utilizado, ...)</text:p>
      <text:p text:style-name="P27">Capítulo 3</text:p>
      <text:p text:style-name="P27">Análise do Sistema (em UML)</text:p>
      <text:p text:style-name="P27">Capítulo 4</text:p>
      <text:p text:style-name="P27">Apresentação do Sistema</text:p>
      <text:p text:style-name="P27">Capítulo 5</text:p>
      <text:p text:style-name="P27">Conclusões</text:p>
      <text:p text:style-name="Text_20_body">E agora poderia ser <text:span text:style-name="T5">Análise em UML </text:span>como título?</text:p>
      <text:p text:style-name="Text_20_body">Por favor um modelo para mim ehehe, perdi o antigo...</text:p>
      <text:p text:style-name="Text_20_body">obrigado</text:p>
      <text:p text:style-name="P28">REFERÊNCIAS</text:p>
      <text:p text:style-name="P29"/>
      <text:p text:style-name="LE_5f_CorpoTexto_5f_monografia"><text:a xlink:type="simple" xlink:href="http://www.hibernate.org/"><text:span text:style-name="T6">www.hibernate.org</text:span></text:a></text:p>
      <text:p text:style-name="LE_5f_CorpoTexto_5f_monografia"><text:a xlink:type="simple" xlink:href="http://java.sun.com/"><text:span text:style-name="T6">java.sun.com</text:span></text:a></text:p>
      <text:p text:style-name="LE_5f_CorpoTexto_5f_monografia"><text:a xlink:type="simple" xlink:href="http://www.postgres.org/"><text:span text:style-name="T6">www.postgres.org</text:span></text:a></text:p>
      <text:p text:style-name="LE_5f_CorpoTexto_5f_monografia"><text:a xlink:type="simple" xlink:href="http://www.pocketpcdn.com/"><text:span text:style-name="T6">www.pocketpcdn.com</text:span></text:a></text:p>
      <text:p text:style-name="LE_5f_CorpoTexto_5f_monografia"><text:a xlink:type="simple" xlink:href="http://www.netcf.org/"><text:span text:style-name="T6">www.netcf.org</text:span></text:a></text:p>
      <text:p text:style-name="LE_5f_CorpoTexto_5f_monografia"><text:span text:style-name="T7">www.portaljava.com.br</text:span></text:p>
      <text:p text:style-name="P29"/>
      <text:p text:style-name="P30">Exemplos de como fazer referência bibliográfica</text:p>
      <text:p text:style-name="P29">Zimbrão, Geraldo</text:p>
      <text:p text:style-name="P29"><text:tab/>SQL Magazine – 5ª Edição – Ano1.</text:p>
      <text:p text:style-name="P29"><text:tab/>/Geraldo Zimbrão,</text:p>
      <text:p text:style-name="P29"/>
      <text:p text:style-name="P29">Furlan, José Davi</text:p>
      <text:p text:style-name="P29"><text:tab/>Modelagem de Objetos através da UML – The Unified Modeling Language.</text:p>
      <text:p text:style-name="P29"><text:tab/>/José Davi Furlan. - São Paulo : Makron Books</text:p>
      <text:p text:style-name="P29"/>
      <text:p text:style-name="P29">Bezerra, Eduardo</text:p>
      <text:p text:style-name="P29"><text:tab/>Princípio de análise e projeto de sistemas com UML</text:p>
      <text:p text:style-name="P29"><text:tab/>/Eduardo Bezerra. – Rio de Janeiro : Elesevier, 2002</text:p>
      <text:p text:style-name="P29"/>
      <text:p text:style-name="P29">Booch, Grady</text:p>
      <text:p text:style-name="P29"><text:tab/>UML – Guia do Usuário – 7ª Edição- </text:p>
      <text:p text:style-name="P29"><text:tab/>/Grady Booch, James Rumbaugh, Ivair Jacobson; tradução de Fábio Freitas da Silva. - Rio de Janeiro : Campus, 2000.</text:p>
      <text:p text:style-name="P29"/>
      <text:p text:style-name="P31">Silberschatz, Abraham, Korth, Henry F., Sudarchan</text:p>
      <text:p text:style-name="LE_5f_CorpoTexto_5f_monografia"><text:span text:style-name="T8"><text:tab/></text:span><text:span text:style-name="T9">Sistemas de Banco de Dados – São Paulo :Makron Books, 1999.</text:span></text:p>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Mincho" svg:font-family="Mincho, msmincho" style:font-family-generic="roman"/>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Utopia" svg:font-family="Utopia, '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size="12pt" fo:language="pt" fo:country="BR"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line-height="150%" fo:text-indent="1.499cm" style:auto-text-indent="false"/>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0.635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LE_5f_Título1_5f_monografia" style:next-style-name="Standard" style:class="text">
      <style:paragraph-properties fo:background-color="transparent" fo:keep-with-next="always" text:number-lines="true" text:line-number="0">
        <style:background-image/>
      </style:paragraph-properties>
    </style:style>
    <style:style style:name="Heading_20_2" style:display-name="Heading 2" style:family="paragraph" style:parent-style-name="LE_5f_Título2_5f_monografia" style:next-style-name="Standard" style:class="text" style:default-outline-level="2">
      <style:paragraph-properties fo:margin-left="0.199cm" fo:margin-right="0cm" fo:line-height="150%" fo:text-indent="0cm" style:auto-text-indent="false" fo:keep-with-next="always"/>
      <style:text-properties style:font-name-complex="Arial"/>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paragraph-properties fo:line-height="150%" fo:keep-with-next="always"/>
      <style:text-properties fo:font-size="14pt" fo:font-weight="bold" style:font-name-asian="Arial Unicode MS" style:font-size-asian="14pt" style:font-weight-asian="bold"/>
    </style:style>
    <style:style style:name="Heading_20_6" style:display-name="Heading 6" style:family="paragraph" style:parent-style-name="Standard" style:next-style-name="Standard" style:class="text">
      <style:paragraph-properties fo:line-height="150%" fo:text-align="center" style:justify-single-word="false" fo:orphans="0" fo:widows="0" fo:keep-with-next="always">
        <style:tab-stops>
          <style:tab-stop style:position="0cm"/>
        </style:tab-stops>
      </style:paragraph-properties>
      <style:text-properties fo:language="pt" fo:country="PT" fo:font-weight="bold" style:font-name-asian="Arial Unicode MS" style:font-weight-asian="bold" style:font-size-complex="10pt"/>
    </style:style>
    <style:style style:name="Heading_20_7" style:display-name="Heading 7" style:family="paragraph" style:parent-style-name="Standard" style:next-style-name="Standard" style:class="text">
      <style:paragraph-properties fo:text-align="start" style:justify-single-word="false" fo:keep-with-next="always"/>
      <style:text-properties style:font-name="Times New Roman" fo:font-style="italic" style:font-style-asian="italic"/>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
    </style:style>
    <style:style style:name="Index_20_Heading" style:display-name="Index Heading" style:family="paragraph" style:parent-style-name="Standard" style:next-style-name="Standard" style:class="index">
      <style:paragraph-properties fo:text-align="start" style:justify-single-word="false"/>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style:font-name="Times New Roman"/>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style:font-name="Times New Roman"/>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6cm" style:type="right" style:leader-style="dotted" style:leader-text="."/>
        </style:tab-stops>
      </style:paragraph-properties>
    </style:style>
    <style:style style:name="LE_5f_Título1_5f_monografia" style:display-name="LE_Título1_monografia" style:family="paragraph" style:parent-style-name="Standard" style:next-style-name="LE_5f_CorpoTexto_5f_monografia">
      <style:paragraph-properties fo:margin-top="0.635cm" fo:margin-bottom="0.635cm" fo:text-align="start" style:justify-single-word="false"/>
      <style:text-properties fo:text-transform="uppercase" style:font-name="Arial" fo:font-weight="bold" style:font-weight-asian="bold" style:font-size-complex="10pt"/>
    </style:style>
    <style:style style:name="LE_5f_Título2_5f_monografia" style:display-name="LE_Título2_monografia" style:family="paragraph" style:parent-style-name="Standard" style:next-style-name="LE_5f_CorpoTexto_5f_monografia">
      <style:paragraph-properties fo:margin-top="0.847cm" fo:margin-bottom="0.635cm" fo:text-align="start" style:justify-single-word="false"/>
      <style:text-properties style:font-name="Arial" fo:font-weight="bold" style:font-weight-asian="bold" style:font-size-complex="10pt"/>
    </style:style>
    <style:style style:name="LE_5f_CorpoTexto_5f_monografia" style:display-name="LE_CorpoTexto_monografia" style:family="paragraph" style:parent-style-name="Standard">
      <style:paragraph-properties fo:margin-left="0cm" fo:margin-right="0cm" fo:line-height="150%" fo:text-indent="1.501cm" style:auto-text-indent="false"/>
      <style:text-properties style:font-name="Arial" style:font-name-complex="Arial"/>
    </style:style>
    <style:style style:name="LE_5f_TítuloTrabalho_5f_monografia" style:display-name="LE_TítuloTrabalho_monografia" style:family="paragraph" style:parent-style-name="Standard" style:next-style-name="Standard">
      <style:paragraph-properties fo:margin-top="0.423cm" fo:margin-bottom="0.423cm" fo:text-align="center" style:justify-single-word="false"/>
      <style:text-properties fo:text-transform="uppercase" fo:font-size="14pt" fo:font-weight="bold" style:font-size-asian="14pt" style:font-weight-asian="bold" style:font-name-complex="Arial"/>
    </style:style>
    <style:style style:name="LE_5f_TítuloDeTabela_5f_monografia" style:display-name="LE_TítuloDeTabela_monografia" style:family="paragraph" style:parent-style-name="LE_5f_CorpoTexto_5f_monografia" style:next-style-name="LE_5f_CorpoDeTabela_5f_monografia">
      <style:paragraph-properties fo:margin-left="1.501cm" fo:margin-right="0cm" fo:margin-top="0.423cm" fo:margin-bottom="0.212cm" style:line-height-at-least="0.176cm" fo:text-indent="-1.501cm" style:auto-text-indent="false"/>
      <style:text-properties fo:font-size="10pt" style:font-size-asian="10pt" style:font-weight-complex="bold"/>
    </style:style>
    <style:style style:name="LE_5f_TítuloDeFigura_5f_monografia" style:display-name="LE_TítuloDeFigura_monografia" style:family="paragraph" style:parent-style-name="LE_5f_TítuloDeTabela_5f_monografia" style:next-style-name="LE_5f_CorpoTexto_5f_monografia"/>
    <style:style style:name="LE_5f_CorpoDeTabela_5f_monografia" style:display-name="LE_CorpoDeTabela_monografia" style:family="paragraph" style:parent-style-name="LE_5f_CorpoTexto_5f_monografia">
      <style:paragraph-properties fo:margin-left="0cm" fo:margin-right="0cm" fo:margin-top="0cm" fo:margin-bottom="0.212cm" style:line-height-at-least="0.176cm" fo:text-align="start" style:justify-single-word="false" fo:text-indent="0cm" style:auto-text-indent="false"/>
      <style:text-properties fo:font-size="9pt" style:font-size-asian="9pt"/>
    </style:style>
    <style:style style:name="LE_5f_Referências_5f_monografia" style:display-name="LE_Referências_monografia" style:family="paragraph" style:parent-style-name="Standard">
      <style:paragraph-properties fo:margin-top="0cm" fo:margin-bottom="0.423cm"/>
      <style:text-properties style:font-name-complex="Arial" style:font-size-complex="10pt"/>
    </style:style>
    <style:style style:name="LE_5f_ref_2b_Q3linhas_5f_monografia" style:display-name="LE_ref+Q3linhas_monografia" style:family="paragraph" style:parent-style-name="Standard" style:next-style-name="LE_5f_CorpoTexto_5f_monografia">
      <style:paragraph-properties fo:margin-left="1.501cm" fo:margin-right="0cm" fo:margin-top="0.423cm" fo:margin-bottom="0.423cm" fo:text-indent="0cm" style:auto-text-indent="false"/>
      <style:text-properties fo:font-size="10pt" style:font-size-asian="10pt" style:font-name-complex="Arial" style:font-size-complex="10pt"/>
    </style:style>
    <style:style style:name="LE_5f_CorpoDoResumo_5f_monografia" style:display-name="LE_CorpoDoResumo_monografia" style:family="paragraph" style:parent-style-name="LE_5f_CorpoTexto_5f_monografia" style:next-style-name="LE_5f_Palavra-Chave_5f_monografia">
      <style:paragraph-properties fo:margin-left="0cm" fo:margin-right="0cm" fo:margin-top="0.423cm" fo:margin-bottom="0.212cm" style:line-height-at-least="0.176cm" fo:text-indent="0cm" style:auto-text-indent="false"/>
    </style:style>
    <style:style style:name="LE_5f_Palavra-Chave_5f_monografia" style:display-name="LE_Palavra-Chave_monografia" style:family="paragraph" style:parent-style-name="LE_5f_CorpoDoResumo_5f_monografia" style:next-style-name="LE_5f_CorpoTexto_5f_monografia"/>
    <style:style style:name="LE_5f_CorpoDoAbstract_5f_monografia" style:display-name="LE_CorpoDoAbstract_monografia" style:family="paragraph" style:parent-style-name="LE_5f_CorpoDoResumo_5f_monografia" style:next-style-name="LE_5f_Key-Words_5f_monografia">
      <style:text-properties fo:language="en" fo:country="US"/>
    </style:style>
    <style:style style:name="LE_5f_Key-Words_5f_monografia" style:display-name="LE_Key-Words_monografia" style:family="paragraph" style:parent-style-name="LE_5f_Palavra-Chave_5f_monografia" style:next-style-name="LE_5f_CorpoTexto_5f_monografia">
      <style:text-properties fo:language="en" fo:country="US"/>
    </style:style>
    <style:style style:name="WW-Corpo_20_de_20_texto_20_2" style:display-name="WW-Corpo de texto 2" style:family="paragraph" style:parent-style-name="Standard">
      <style:paragraph-properties fo:text-align="justify" style:justify-single-word="false"/>
      <style:text-properties fo:font-size="15pt" style:font-size-asian="15pt" style:font-size-complex="15pt"/>
    </style:style>
    <style:style style:name="_33_" style:display-name="3" style:family="paragraph" style:parent-style-name="Heading_20_2">
      <style:paragraph-properties fo:margin-left="0cm" fo:margin-right="0cm" fo:text-indent="0cm" style:auto-text-indent="false"/>
      <style:text-properties fo:font-style="italic" fo:font-weight="normal" style:font-style-asian="italic" style:font-weight-asian="normal"/>
    </style:style>
    <style:style style:name="figura" style:family="paragraph" style:parent-style-name="Standard">
      <style:paragraph-properties fo:margin-left="0cm" fo:margin-right="0cm" fo:text-align="center" style:justify-single-word="false" fo:text-indent="0cm" style:auto-text-indent="false"/>
      <style:text-properties style:font-name="Utopia" fo:font-size="9pt" fo:font-style="italic" fo:text-shadow="1pt 1pt" fo:font-weight="normal" style:font-size-asian="9pt" style:font-style-asian="italic" style:font-weight-asian="normal"/>
    </style:style>
    <style:style style:name="Footnote_20_Symbol" style:display-name="Footnote Symbol" style:family="text"/>
    <style:style style:name="Page_20_Number" style:display-name="Page Number" style:family="text" style:parent-style-name="WW-Fonte_20_parág._20_padrão1"/>
    <style:style style:name="Numbering_20_Symbols" style:display-name="Numbering Symbols" style:family="text"/>
    <style:style style:name="Internet_20_link" style:display-name="Internet link" style:family="text" style:parent-style-name="WW-Fonte_20_parág._20_padrão1">
      <style:text-properties fo:color="#0000ff" style:text-underline-style="solid" style:text-underline-width="auto" style:text-underline-color="font-color"/>
    </style:style>
    <style:style style:name="Endnote_20_Symbol" style:display-name="Endnote Symbol" style:family="text"/>
    <style:style style:name="Strong_20_Emphasis" style:display-name="Strong Emphasis" style:family="text" style:parent-style-name="WW-Fonte_20_parág._20_padrão">
      <style:text-properties fo:font-weight="bold" style:font-weight-asian="bold" style:font-weight-complex="bold"/>
    </style:style>
    <style:style style:name="Absatz-Standardschriftart" style:family="text"/>
    <style:style style:name="Fonte_20_parág._20_padrão" style:display-name="Fonte parág. padrão" style:family="text"/>
    <style:style style:name="WW-Fonte_20_parág._20_padrão1" style:display-name="WW-Fonte parág. padrão1" style:family="text"/>
    <style:style style:name="WW-Fonte_20_parág._20_padrão" style:display-name="WW-Fonte parág. padrão" style:family="text"/>
    <style:style style:name="WW-Absatz-Standardschriftart" style:family="text"/>
    <style:style style:name="WW-Numbering_20_Symbols" style:display-name="WW-Numbering Symbols" style:family="text"/>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1z0" style:family="text">
      <style:text-properties style:text-underline-style="none"/>
    </style:style>
    <style:style style:name="WW8Num12z0" style:family="text">
      <style:text-properties style:font-name="Symbol"/>
    </style:style>
    <style:style style:name="WW8Num15z0" style:family="text">
      <style:text-properties style:font-name="Times New Roman"/>
    </style:style>
    <style:style style:name="WW8Num18z0" style:family="text">
      <style:text-properties style:font-name="Wingdings"/>
    </style:style>
    <style:style style:name="WW8Num19z0" style:family="text">
      <style:text-properties style:font-name="Times New Roman"/>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Wingdings"/>
    </style:style>
    <style:style style:name="WW8Num26z0" style:family="text">
      <style:text-properties style:font-name="Symbol"/>
    </style:style>
    <style:style style:name="WW8Num30z0" style:family="text">
      <style:text-properties style:font-name="Symbol"/>
    </style:style>
    <style:style style:name="WW8Num32z0" style:family="text">
      <style:text-properties style:font-name="Symbol"/>
    </style:style>
    <style:style style:name="WW8Num34z0" style:family="text">
      <style:text-properties style:font-name="Symbol"/>
    </style:style>
    <style:style style:name="WW8Num36z0" style:family="text">
      <style:text-properties style:font-name="Times New Roman"/>
    </style:style>
    <style:style style:name="WW8Num37z0" style:family="text">
      <style:text-properties style:text-underline-style="none"/>
    </style:style>
    <style:style style:name="WW8Num38z0" style:family="text">
      <style:text-properties style:font-name="Symbol"/>
    </style:style>
    <style:style style:name="WW8Num39z0"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i" style:print-orientation="portrait" fo:margin-top="3cm" fo:margin-bottom="2.701cm" fo:margin-left="3cm" fo:margin-right="2cm" fo:background-color="#ffffff" style:writing-mode="lr-tb" style:layout-grid-color="#c0c0c0" style:layout-grid-lines="37"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3cm" fo:margin-bottom="2.701cm" fo:margin-left="3cm" fo:margin-right="2cm" fo:background-color="#ffffff" style:writing-mode="lr-tb" style:layout-grid-color="#c0c0c0" style:layout-grid-lines="37"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Convert_20_1" style:display-name="Convert 1" style:page-layout-name="pm1"/>
    <style:master-page style:name="Convert_20_2" style:display-name="Convert 2"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Estagio2004</dc:title>
    <meta:initial-creator>NAEPE</meta:initial-creator>
    <meta:creation-date>1995-11-21T16:41:00</meta:creation-date>
    <dc:creator>freddo</dc:creator>
    <dc:date>2005-11-21T14:46:00</dc:date>
    <meta:print-date>2113-01-01T00:00:00</meta:print-date>
    <dc:language>en-US</dc:language>
    <meta:editing-cycles>3</meta:editing-cycles>
    <meta:editing-duration>PT12M0S</meta:editing-duration>
    <meta:user-defined meta:name="Info 1"/>
    <meta:user-defined meta:name="Info 2"/>
    <meta:user-defined meta:name="Info 3"/>
    <meta:user-defined meta:name="Info 4"/>
    <meta:document-statistic meta:table-count="1" meta:image-count="0" meta:object-count="0" meta:page-count="12" meta:paragraph-count="74" meta:word-count="1011" meta:character-count="6781"/>
  </office:meta>
</office:document-meta>
</file>